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Map.isEqualValu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.createEntry(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Map.Id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.Identity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.isEqualKey( Object key1 , Object ke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Entry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dentityMap.Identity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Entry.IdentityEntry(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.hash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.Identity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